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7.83mm"/>
    </style:style>
    <style:style style:name="co2" style:family="table-column">
      <style:table-column-properties fo:break-before="auto" style:column-width="18.42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m krátký</text:p>
          </table:table-cell>
          <table:table-cell table:formula="of:=[.B1]-[.A1]+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m krátký</text:p>
          </table:table-cell>
          <table:table-cell table:formula="of:=[.B2]-[.A2]+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in dlouhý</text:p>
          </table:table-cell>
          <table:table-cell table:formula="of:=[.B3]-[.A3]+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in krátký</text:p>
          </table:table-cell>
          <table:table-cell table:formula="of:=[.B4]-[.A4]+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am dlouhý</text:p>
          </table:table-cell>
          <table:table-cell table:formula="of:=[.B5]-[.A5]+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a krátký</text:p>
          </table:table-cell>
          <table:table-cell table:formula="of:=[.B6]-[.A6]+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in krátký</text:p>
          </table:table-cell>
          <table:table-cell table:formula="of:=[.B7]-[.A7]+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bass drum</text:p>
          </table:table-cell>
          <table:table-cell table:formula="of:=[.B9]-[.A9]+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tars</text:p>
          </table:table-cell>
          <table:table-cell table:formula="of:=[.B10]-[.A10]+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guitar</text:p>
          </table:table-cell>
          <table:table-cell table:formula="of:=[.B11]-[.A11]+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kord</text:p>
          </table:table-cell>
          <table:table-cell table:formula="of:=[.B13]-[.A13]+1"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.00.0000</text:date>, <text:time style:data-style-name="N2" text:time-value="23:37:21.42396978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9:54:39.923000000</meta:creation-date>
    <dc:date>2019-03-19T23:40:26.948251550</dc:date>
    <meta:editing-duration>PT9M20S</meta:editing-duration>
    <meta:editing-cycles>4</meta:editing-cycles>
    <meta:generator>LibreOffice/6.2.0.3$MacOSX_X86_64 LibreOffice_project/98c6a8a1c6c7b144ce3cc729e34964b47ce25d62</meta:generator>
    <meta:document-statistic meta:table-count="1" meta:cell-count="44" meta:object-count="0"/>
  </office:meta>
</office:document-meta>
</file>